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F000001F237C27272B249E5DD.jpg" manifest:media-type="image/jpeg"/>
  <manifest:file-entry manifest:full-path="Pictures/10000000000001EF000001F2656A91501CA4DBA5.jpg" manifest:media-type="image/jpeg"/>
  <manifest:file-entry manifest:full-path="Pictures/10000201000003480000019AAC861A39657B22CC.png" manifest:media-type="image/png"/>
  <manifest:file-entry manifest:full-path="Pictures/10000000000001EF000001F2A761B75EDBE2BD27.jpg" manifest:media-type="image/jpeg"/>
  <manifest:file-entry manifest:full-path="Pictures/10000000000001EF000001F28913687403475430.jpg" manifest:media-type="image/jpeg"/>
  <manifest:file-entry manifest:full-path="Pictures/10000201000003480000019A7CB3BD4747ED2D3A.png" manifest:media-type="image/png"/>
  <manifest:file-entry manifest:full-path="Pictures/10000000000001EF000001F2B5CB881A40B77AA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224cm" svg:height="10.847cm" svg:x="4.283cm" svg:y="1.075cm">
          <draw:image xlink:href="Pictures/10000201000003480000019AAC861A39657B22CC.png" xlink:type="simple" xlink:show="embed" xlink:actuate="onLoad">
            <text:p/>
          </draw:image>
        </draw:frame>
        <draw:frame draw:style-name="gr2" draw:text-style-name="P1" draw:layer="layout" svg:width="6.998cm" svg:height="7.04cm" svg:x="1.7cm" svg:y="1.072cm">
          <draw:image xlink:href="Pictures/10000000000001EF000001F2656A91501CA4DBA5.jpg" xlink:type="simple" xlink:show="embed" xlink:actuate="onLoad">
            <text:p/>
          </draw:image>
        </draw:frame>
        <draw:frame draw:style-name="gr2" draw:text-style-name="P1" draw:layer="layout" svg:width="8.783cm" svg:height="8.836cm" svg:x="2.081cm" svg:y="8.112cm">
          <draw:image xlink:href="Pictures/10000000000001EF000001F2A761B75EDBE2BD27.jpg" xlink:type="simple" xlink:show="embed" xlink:actuate="onLoad">
            <text:p/>
          </draw:image>
        </draw:frame>
        <draw:frame draw:style-name="gr2" draw:text-style-name="P1" draw:layer="layout" svg:width="19.431cm" svg:height="9.484cm" svg:x="4.594cm" svg:y="11.106cm">
          <draw:image xlink:href="Pictures/10000201000003480000019A7CB3BD4747ED2D3A.png" xlink:type="simple" xlink:show="embed" xlink:actuate="onLoad">
            <text:p/>
          </draw:image>
        </draw:frame>
        <draw:frame draw:style-name="gr2" draw:text-style-name="P1" draw:layer="layout" svg:width="9.508cm" svg:height="9.566cm" svg:x="14.316cm" svg:y="11.033cm">
          <draw:image xlink:href="Pictures/10000000000001EF000001F28913687403475430.jpg" xlink:type="simple" xlink:show="embed" xlink:actuate="onLoad">
            <text:p/>
          </draw:image>
        </draw:frame>
        <draw:frame draw:style-name="gr2" draw:text-style-name="P1" draw:layer="layout" svg:width="7.762cm" svg:height="7.809cm" svg:x="8.639cm" svg:y="1.381cm">
          <draw:image xlink:href="Pictures/10000000000001EF000001F2B5CB881A40B77AAC.jpg" xlink:type="simple" xlink:show="embed" xlink:actuate="onLoad">
            <text:p/>
          </draw:image>
        </draw:frame>
        <draw:frame draw:style-name="gr2" draw:text-style-name="P1" draw:layer="layout" svg:width="6.096cm" svg:height="6.133cm" svg:x="10.887cm" svg:y="5.381cm">
          <draw:image xlink:href="Pictures/10000000000001EF000001F237C27272B249E5D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1:05:29.463851301</meta:creation-date>
    <dc:date>2018-04-16T21:31:58.617442759</dc:date>
    <meta:editing-duration>PT9M25S</meta:editing-duration>
    <meta:editing-cycles>1</meta:editing-cycles>
    <meta:document-statistic meta:object-count="7"/>
    <meta:generator>LibreOffice/6.0.3.2$Linux_X86_64 LibreOffice_project/00m0$Build-2</meta:generator>
  </office:meta>
</office:document-meta>
</file>